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535in"/>
    </style:style>
    <style:style style:name="co2" style:family="table-column">
      <style:table-column-properties fo:break-before="auto" style:column-width="0.289in"/>
    </style:style>
    <style:style style:name="co3" style:family="table-column">
      <style:table-column-properties fo:break-before="auto" style:column-width="1.4583in"/>
    </style:style>
    <style:style style:name="co4" style:family="table-column">
      <style:table-column-properties fo:break-before="auto" style:column-width="3.7957in"/>
    </style:style>
    <style:style style:name="co5" style:family="table-column">
      <style:table-column-properties fo:break-before="auto" style:column-width="0.418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693in" fo:break-before="auto" style:use-optimal-row-height="false"/>
    </style:style>
    <style:style style:name="ro3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P = Endplatte, LS = Lautsprecher, AB = Verstärker mit Bluetooth, SW = Schalter, SC = Schraube, PCB = Platine, GW = Gewind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ilnr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Bezug/Dateiname</text:p>
          </table:table-cell>
          <table:table-cell office:value-type="string" calcext:value-type="string">
            <text:p>Fräsbohrer</text:p>
          </table:table-cell>
          <table:table-cell office:value-type="string" calcext:value-type="string">
            <text:p>Koste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P_mitSW_6</text:p>
          </table:table-cell>
          <table:table-cell office:value-type="string" calcext:value-type="string">
            <text:p>Bauhaus Multiplex 6.5 mm, enddisk_with_switch.ngc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_ohneSW_6</text:p>
          </table:table-cell>
          <table:table-cell office:value-type="string" calcext:value-type="string">
            <text:p>Bauhaus Multiplex 6.5 mm, enddisk_with_switch_wo_switch.ngc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_SC</text:p>
          </table:table-cell>
          <table:table-cell office:value-type="string" calcext:value-type="string">
            <text:p>Bauhaus Spax Schraube A2 rostfrei <text:s/>3X12, 3mm 12 mm Lang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cheibe</text:p>
          </table:table-cell>
          <table:table-cell office:value-type="string" calcext:value-type="string">
            <text:p>Alu 2.5 mm wahrscheinlich AluMeyer, disk_switch_plate.ng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_Scheibe_SC</text:p>
          </table:table-cell>
          <table:table-cell office:value-type="string" calcext:value-type="string">
            <text:p>Senkkopf M2 Länge 6m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_Ring_12</text:p>
          </table:table-cell>
          <table:table-cell office:value-type="string" calcext:value-type="string">
            <text:p>Bauhaus Muliplex 12.5 button_disc.ngc <text:s/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_USB_Buchse</text:p>
          </table:table-cell>
          <table:table-cell office:value-type="string" calcext:value-type="string">
            <text:p>Amazon type C usb connector mit Platin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rauben</text:p>
          </table:table-cell>
          <table:table-cell office:value-type="string" calcext:value-type="string">
            <text:p>2mm Senkkopf max 8 mm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_PCB_Halter</text:p>
          </table:table-cell>
          <table:table-cell office:value-type="string" calcext:value-type="string">
            <text:p>Zwei Unterlegscheiben 2mm mit Holzschrauben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_LS_Kabel_Stecker</text:p>
          </table:table-cell>
          <table:table-cell office:value-type="string" calcext:value-type="string">
            <text:p>Alli_express, <text:a xlink:href="https://de.aliexpress.com/" xlink:type="simple">https://de.aliexpress.com</text:a></text:p>
            <text:p>/item/1005007524318608.</text:p>
            <text:p>Html? spm=a2g0o.order_detail.order_detail_item.4.4f2e636</text:p>
            <text:p>8elYq3z&amp;gatewayAdapt=glo2deu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_SW_Kabel_Stecker</text:p>
          </table:table-cell>
          <table:table-cell office:value-type="string" calcext:value-type="string">
            <text:p>Ali Express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_PCB</text:p>
          </table:table-cell>
          <table:table-cell office:value-type="string" calcext:value-type="string">
            <text:p>Ali Express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_Plexi</text:p>
          </table:table-cell>
          <table:table-cell office:value-type="string" calcext:value-type="string">
            <text:p>2mm Plättchen 14x55 mm gesägt.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W_Stange</text:p>
          </table:table-cell>
          <table:table-cell office:value-type="string" calcext:value-type="string">
            <text:p>Bauhaus 4mm 1m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W_Stange_Mutter</text:p>
          </table:table-cell>
          <table:table-cell office:value-type="string" calcext:value-type="string">
            <text:p>Bauhaus 4mm Flach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S_Ring_12</text:p>
          </table:table-cell>
          <table:table-cell office:value-type="string" calcext:value-type="string">
            <text:p>protect_disk14_1000.ngc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S_Ring_6</text:p>
          </table:table-cell>
          <table:table-cell office:value-type="string" calcext:value-type="string">
            <text:p>protect_disk14_1000.ngc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S_Halbring_12</text:p>
          </table:table-cell>
          <table:table-cell office:value-type="string" calcext:value-type="string">
            <text:p>speaker_disk.ngc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S_Halter_6</text:p>
          </table:table-cell>
          <table:table-cell office:value-type="string" calcext:value-type="string">
            <text:p>speaker_plate.ngc, MUX6.5 mm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ummifüsse</text:p>
          </table:table-cell>
          <table:table-cell office:value-type="string" calcext:value-type="string">
            <text:p>Amaz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/00/0000</text:date>, <text:time style:data-style-name="N2" text:time-value="06:42:35.0682739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9T17:56:10.414212276</meta:creation-date>
    <dc:date>2025-05-12T07:24:33.295458960</dc:date>
    <meta:editing-duration>PT8H9M17S</meta:editing-duration>
    <meta:editing-cycles>4</meta:editing-cycles>
    <meta:generator>LibreOffice/24.2.7.2$Linux_X86_64 LibreOffice_project/420$Build-2</meta:generator>
    <meta:print-date>2025-05-12T07:24:15.612885570</meta:print-date>
    <meta:printed-by>PDF files</meta:printed-by>
    <meta:document-statistic meta:table-count="1" meta:cell-count="91" meta:object-count="0"/>
  </office:meta>
</office:document-meta>
</file>